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draw:fill="none" fo:min-height="1.095cm"/>
    </style:style>
    <style:style style:name="gr5" style:family="graphic" style:parent-style-name="standard">
      <style:graphic-properties draw:stroke="none" draw:fill="none" fo:min-height="1.059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7" style:family="graphic" style:parent-style-name="standard">
      <style:graphic-properties svg:stroke-color="#333333" draw:fill-color="#ffffff" draw:textarea-horizontal-align="justify" draw:textarea-vertical-align="middle" draw:auto-grow-height="false" fo:min-height="0.65cm" fo:min-width="1.5cm"/>
    </style:style>
    <style:style style:name="gr8" style:family="graphic" style:parent-style-name="standard">
      <style:graphic-properties draw:stroke="none" draw:fill="none" fo:min-height="0.70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65cm" fo:min-width="3.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81cm" fo:min-width="0.7cm"/>
    </style:style>
    <style:style style:name="gr12" style:family="graphic" style:parent-style-name="standard">
      <style:graphic-properties draw:stroke="none" svg:stroke-color="#000000" draw:fill="none" draw:fill-color="#ffffff" fo:min-height="1.407cm"/>
    </style:style>
    <style:style style:name="gr13" style:family="graphic" style:parent-style-name="standard">
      <style:graphic-properties draw:stroke="none" draw:fill="none" fo:min-height="1.816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246cm" fo:min-width="0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246cm" fo:min-width="0cm"/>
    </style:style>
    <style:style style:name="gr16" style:family="graphic" style:parent-style-name="standard">
      <style:graphic-properties draw:stroke="none" svg:stroke-color="#000000" draw:fill="none" draw:fill-color="#ffffff" fo:min-height="2.11cm"/>
    </style:style>
    <style:style style:name="gr17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18" style:family="graphic" style:parent-style-name="standard">
      <style:graphic-properties draw:opacity="0%" draw:textarea-horizontal-align="justify" draw:textarea-vertical-align="middle" draw:auto-grow-height="false" fo:min-height="2.05cm" fo:min-width="5.4cm" draw:shadow-opacity="0%"/>
    </style:style>
    <style:style style:name="gr19" style:family="graphic" style:parent-style-name="standard">
      <style:graphic-properties draw:marker-start="" draw:marker-end="Arrow" draw:textarea-vertical-align="middle"/>
    </style:style>
    <style:style style:name="gr20" style:family="graphic" style:parent-style-name="standard">
      <style:graphic-properties draw:opacity="0%" draw:textarea-horizontal-align="justify" draw:textarea-vertical-align="middle" draw:auto-grow-height="false" fo:min-height="1.25cm" fo:min-width="5.4cm" draw:shadow-opacity="0%"/>
    </style:style>
    <style:style style:name="gr21" style:family="graphic" style:parent-style-name="standard">
      <style:graphic-properties draw:opacity="0%" draw:textarea-horizontal-align="justify" draw:textarea-vertical-align="middle" draw:auto-grow-height="false" fo:min-height="1.35cm" fo:min-width="5.3cm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opacity="0%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cm" svg:height="1.2cm" svg:x="10.9cm" svg:y="3.055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1" draw:text-style-name="P1" draw:layer="layout" svg:width="1cm" svg:height="1.2cm" svg:x="12.9cm" svg:y="3.055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1" draw:text-style-name="P1" draw:layer="layout" svg:width="1cm" svg:height="1.2cm" svg:x="15cm" svg:y="3.055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line draw:style-name="gr2" draw:text-style-name="P2" draw:layer="layout" svg:x1="11.4cm" svg:y1="2.955cm" svg:x2="11.4cm" svg:y2="2.055cm">
          <text:p/>
        </draw:line>
        <draw:line draw:style-name="gr2" draw:text-style-name="P2" draw:layer="layout" svg:x1="13.4cm" svg:y1="2.955cm" svg:x2="13.4cm" svg:y2="2.055cm">
          <text:p/>
        </draw:line>
        <draw:line draw:style-name="gr2" draw:text-style-name="P2" draw:layer="layout" svg:x1="15.5cm" svg:y1="3.055cm" svg:x2="15.5cm" svg:y2="2.055cm">
          <text:p/>
        </draw:line>
        <draw:frame draw:style-name="gr3" draw:text-style-name="P3" draw:layer="layout" svg:width="2.1cm" svg:height="1.1cm" svg:x="9.6cm" svg:y="3.255cm">
          <draw:text-box>
            <text:p><text:span text:style-name="T1">Qmin</text:span></text:p>
          </draw:text-box>
        </draw:frame>
        <draw:frame draw:style-name="gr4" draw:text-style-name="P4" draw:layer="layout" svg:width="2cm" svg:height="1.345cm" svg:x="13.6cm" svg:y="3.255cm">
          <draw:text-box>
            <text:p><text:span text:style-name="T1">Qmax</text:span></text:p>
          </draw:text-box>
        </draw:frame>
        <draw:frame draw:style-name="gr5" draw:text-style-name="P4" draw:layer="layout" svg:width="1.683cm" svg:height="1.309cm" svg:x="11.617cm" svg:y="3.255cm">
          <draw:text-box>
            <text:p><text:span text:style-name="T1">Qmid</text:span></text:p>
          </draw:text-box>
        </draw:frame>
        <draw:line draw:style-name="gr2" draw:text-style-name="P2" draw:layer="layout" svg:x1="11.4cm" svg:y1="2.1cm" svg:x2="18cm" svg:y2="2.1cm">
          <text:p/>
        </draw:line>
        <draw:line draw:style-name="gr2" draw:text-style-name="P2" draw:layer="layout" svg:x1="18cm" svg:y1="2.1cm" svg:x2="18cm" svg:y2="4.5cm">
          <text:p/>
        </draw:line>
        <draw:custom-shape draw:style-name="gr6" draw:text-style-name="P1" draw:layer="layout" svg:width="2cm" svg:height="1.6cm" svg:x="16.2cm" svg:y="5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cm" svg:y1="4.4cm" svg:x2="17.1cm" svg:y2="5.2cm">
          <text:p/>
        </draw:line>
        <draw:line draw:style-name="gr2" draw:text-style-name="P2" draw:layer="layout" svg:x1="18.037cm" svg:y1="4.4cm" svg:x2="18.937cm" svg:y2="5.2cm">
          <text:p/>
        </draw:line>
        <draw:line draw:style-name="gr2" draw:text-style-name="P2" draw:layer="layout" svg:x1="17.6cm" svg:y1="6.7cm" svg:x2="18.9cm" svg:y2="7.7cm">
          <text:p/>
        </draw:line>
        <draw:line draw:style-name="gr2" draw:text-style-name="P2" draw:layer="layout" svg:x1="19cm" svg:y1="5.2cm" svg:x2="18.9cm" svg:y2="25.1cm">
          <text:p/>
        </draw:line>
        <draw:custom-shape draw:style-name="gr7" draw:text-style-name="P5" draw:layer="layout" svg:width="2cm" svg:height="0.9cm" svg:x="16.2cm" svg:y="7.2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051cm" svg:height="0.955cm" svg:x="16.219cm" svg:y="7.264cm">
          <draw:text-box>
            <text:p>Весы</text:p>
          </draw:text-box>
        </draw:frame>
        <draw:line draw:style-name="gr9" draw:text-style-name="P2" draw:layer="layout" svg:x1="11.4cm" svg:y1="4.3cm" svg:x2="11.4cm" svg:y2="6.2cm">
          <text:p/>
        </draw:line>
        <draw:line draw:style-name="gr9" draw:text-style-name="P2" draw:layer="layout" svg:x1="13.4cm" svg:y1="4.3cm" svg:x2="13.4cm" svg:y2="6.2cm">
          <text:p/>
        </draw:line>
        <draw:line draw:style-name="gr9" draw:text-style-name="P2" draw:layer="layout" svg:x1="15.5cm" svg:y1="4.3cm" svg:x2="15.5cm" svg:y2="6.2cm">
          <text:p/>
        </draw:line>
        <draw:line draw:style-name="gr9" draw:text-style-name="P2" draw:layer="layout" svg:x1="11.5cm" svg:y1="6.2cm" svg:x2="15.4cm" svg:y2="6.2cm">
          <text:p/>
        </draw:line>
        <draw:line draw:style-name="gr9" draw:text-style-name="P2" draw:layer="layout" svg:x1="13.4cm" svg:y1="6.2cm" svg:x2="13.4cm" svg:y2="8.2cm">
          <text:p/>
        </draw:line>
        <draw:frame draw:style-name="gr3" draw:text-style-name="P3" draw:layer="layout" svg:width="2.1cm" svg:height="1.1cm" svg:x="16.1cm" svg:y="4cm">
          <draw:text-box>
            <text:p><text:span text:style-name="T1">Start</text:span></text:p>
          </draw:text-box>
        </draw:frame>
        <draw:frame draw:style-name="gr3" draw:text-style-name="P3" draw:layer="layout" svg:width="2.1cm" svg:height="1.1cm" svg:x="18.2cm" svg:y="4cm">
          <draw:text-box>
            <text:p><text:span text:style-name="T1">Stop</text:span></text:p>
          </draw:text-box>
        </draw:frame>
        <draw:frame draw:style-name="gr3" draw:text-style-name="P3" draw:layer="layout" svg:width="2.1cm" svg:height="1.1cm" svg:x="14.6cm" svg:y="6.5cm">
          <draw:text-box>
            <text:p><text:span text:style-name="T1">Vdrop</text:span></text:p>
          </draw:text-box>
        </draw:frame>
        <draw:custom-shape draw:style-name="gr1" draw:text-style-name="P1" draw:layer="layout" svg:width="1cm" svg:height="1.2cm" svg:x="10.9cm" svg:y="10.255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1" draw:text-style-name="P1" draw:layer="layout" svg:width="1cm" svg:height="1.2cm" svg:x="12.9cm" svg:y="10.255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1" draw:text-style-name="P1" draw:layer="layout" svg:width="1cm" svg:height="1.2cm" svg:x="15cm" svg:y="10.255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line draw:style-name="gr2" draw:text-style-name="P2" draw:layer="layout" svg:x1="11.4cm" svg:y1="10.155cm" svg:x2="11.4cm" svg:y2="9.255cm">
          <text:p/>
        </draw:line>
        <draw:line draw:style-name="gr2" draw:text-style-name="P2" draw:layer="layout" svg:x1="13.4cm" svg:y1="10.155cm" svg:x2="13.4cm" svg:y2="9.255cm">
          <text:p/>
        </draw:line>
        <draw:line draw:style-name="gr2" draw:text-style-name="P2" draw:layer="layout" svg:x1="15.5cm" svg:y1="10.255cm" svg:x2="15.5cm" svg:y2="9.255cm">
          <text:p/>
        </draw:line>
        <draw:frame draw:style-name="gr3" draw:text-style-name="P3" draw:layer="layout" svg:width="2.1cm" svg:height="1.1cm" svg:x="9.6cm" svg:y="10.455cm">
          <draw:text-box>
            <text:p><text:span text:style-name="T1">Qmin</text:span></text:p>
          </draw:text-box>
        </draw:frame>
        <draw:frame draw:style-name="gr4" draw:text-style-name="P4" draw:layer="layout" svg:width="2cm" svg:height="1.345cm" svg:x="13.6cm" svg:y="10.455cm">
          <draw:text-box>
            <text:p><text:span text:style-name="T1">Qmax</text:span></text:p>
          </draw:text-box>
        </draw:frame>
        <draw:frame draw:style-name="gr5" draw:text-style-name="P4" draw:layer="layout" svg:width="1.683cm" svg:height="1.309cm" svg:x="11.617cm" svg:y="10.455cm">
          <draw:text-box>
            <text:p><text:span text:style-name="T1">Qmid</text:span></text:p>
          </draw:text-box>
        </draw:frame>
        <draw:line draw:style-name="gr2" draw:text-style-name="P2" draw:layer="layout" svg:x1="11.4cm" svg:y1="9.3cm" svg:x2="18cm" svg:y2="9.3cm">
          <text:p/>
        </draw:line>
        <draw:line draw:style-name="gr2" draw:text-style-name="P2" draw:layer="layout" svg:x1="18cm" svg:y1="9.3cm" svg:x2="18cm" svg:y2="11.7cm">
          <text:p/>
        </draw:line>
        <draw:custom-shape draw:style-name="gr6" draw:text-style-name="P1" draw:layer="layout" svg:width="2cm" svg:height="1.6cm" svg:x="16.2cm" svg:y="12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cm" svg:y1="11.6cm" svg:x2="17.1cm" svg:y2="12.4cm">
          <text:p/>
        </draw:line>
        <draw:line draw:style-name="gr2" draw:text-style-name="P2" draw:layer="layout" svg:x1="18.037cm" svg:y1="11.6cm" svg:x2="18.937cm" svg:y2="12.4cm">
          <text:p/>
        </draw:line>
        <draw:line draw:style-name="gr2" draw:text-style-name="P2" draw:layer="layout" svg:x1="17.6cm" svg:y1="13.9cm" svg:x2="18.9cm" svg:y2="14.9cm">
          <text:p/>
        </draw:line>
        <draw:custom-shape draw:style-name="gr7" draw:text-style-name="P5" draw:layer="layout" svg:width="2cm" svg:height="0.9cm" svg:x="16.2cm" svg:y="14.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051cm" svg:height="0.955cm" svg:x="16.219cm" svg:y="14.464cm">
          <draw:text-box>
            <text:p>Весы</text:p>
          </draw:text-box>
        </draw:frame>
        <draw:line draw:style-name="gr9" draw:text-style-name="P2" draw:layer="layout" svg:x1="11.4cm" svg:y1="11.5cm" svg:x2="11.4cm" svg:y2="13.4cm">
          <text:p/>
        </draw:line>
        <draw:line draw:style-name="gr9" draw:text-style-name="P2" draw:layer="layout" svg:x1="13.4cm" svg:y1="11.5cm" svg:x2="13.4cm" svg:y2="13.4cm">
          <text:p/>
        </draw:line>
        <draw:line draw:style-name="gr9" draw:text-style-name="P2" draw:layer="layout" svg:x1="15.5cm" svg:y1="11.5cm" svg:x2="15.5cm" svg:y2="13.4cm">
          <text:p/>
        </draw:line>
        <draw:line draw:style-name="gr9" draw:text-style-name="P2" draw:layer="layout" svg:x1="11.5cm" svg:y1="13.4cm" svg:x2="15.4cm" svg:y2="13.4cm">
          <text:p/>
        </draw:line>
        <draw:line draw:style-name="gr9" draw:text-style-name="P2" draw:layer="layout" svg:x1="13.4cm" svg:y1="13.4cm" svg:x2="13.4cm" svg:y2="15.4cm">
          <text:p/>
        </draw:line>
        <draw:frame draw:style-name="gr3" draw:text-style-name="P3" draw:layer="layout" svg:width="2.1cm" svg:height="1.1cm" svg:x="16.1cm" svg:y="11.2cm">
          <draw:text-box>
            <text:p><text:span text:style-name="T1">Start</text:span></text:p>
          </draw:text-box>
        </draw:frame>
        <draw:frame draw:style-name="gr3" draw:text-style-name="P3" draw:layer="layout" svg:width="2.1cm" svg:height="1.1cm" svg:x="14.6cm" svg:y="13.7cm">
          <draw:text-box>
            <text:p><text:span text:style-name="T1">Vdrop</text:span></text:p>
          </draw:text-box>
        </draw:frame>
        <draw:custom-shape draw:style-name="gr1" draw:text-style-name="P1" draw:layer="layout" svg:width="1cm" svg:height="1.2cm" svg:x="10.9cm" svg:y="18.055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1" draw:text-style-name="P1" draw:layer="layout" svg:width="1cm" svg:height="1.2cm" svg:x="12.9cm" svg:y="18.055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1" draw:text-style-name="P1" draw:layer="layout" svg:width="1cm" svg:height="1.2cm" svg:x="15cm" svg:y="18.055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line draw:style-name="gr2" draw:text-style-name="P2" draw:layer="layout" svg:x1="11.4cm" svg:y1="17.955cm" svg:x2="11.4cm" svg:y2="17.055cm">
          <text:p/>
        </draw:line>
        <draw:line draw:style-name="gr2" draw:text-style-name="P2" draw:layer="layout" svg:x1="13.4cm" svg:y1="17.955cm" svg:x2="13.4cm" svg:y2="17.055cm">
          <text:p/>
        </draw:line>
        <draw:line draw:style-name="gr2" draw:text-style-name="P2" draw:layer="layout" svg:x1="15.5cm" svg:y1="18.055cm" svg:x2="15.5cm" svg:y2="17.055cm">
          <text:p/>
        </draw:line>
        <draw:frame draw:style-name="gr3" draw:text-style-name="P3" draw:layer="layout" svg:width="2.1cm" svg:height="1.1cm" svg:x="9.6cm" svg:y="18.255cm">
          <draw:text-box>
            <text:p><text:span text:style-name="T1">Qmin</text:span></text:p>
          </draw:text-box>
        </draw:frame>
        <draw:frame draw:style-name="gr4" draw:text-style-name="P4" draw:layer="layout" svg:width="2cm" svg:height="1.345cm" svg:x="13.6cm" svg:y="18.255cm">
          <draw:text-box>
            <text:p><text:span text:style-name="T1">Qmax</text:span></text:p>
          </draw:text-box>
        </draw:frame>
        <draw:frame draw:style-name="gr5" draw:text-style-name="P4" draw:layer="layout" svg:width="1.683cm" svg:height="1.309cm" svg:x="11.617cm" svg:y="18.255cm">
          <draw:text-box>
            <text:p><text:span text:style-name="T1">Qmid</text:span></text:p>
          </draw:text-box>
        </draw:frame>
        <draw:line draw:style-name="gr2" draw:text-style-name="P2" draw:layer="layout" svg:x1="11.4cm" svg:y1="17.1cm" svg:x2="18cm" svg:y2="17.1cm">
          <text:p/>
        </draw:line>
        <draw:line draw:style-name="gr2" draw:text-style-name="P2" draw:layer="layout" svg:x1="18cm" svg:y1="17.1cm" svg:x2="18cm" svg:y2="19.5cm">
          <text:p/>
        </draw:line>
        <draw:custom-shape draw:style-name="gr6" draw:text-style-name="P1" draw:layer="layout" svg:width="2cm" svg:height="1.6cm" svg:x="16.2cm" svg:y="20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cm" svg:y1="19.4cm" svg:x2="17.1cm" svg:y2="20.2cm">
          <text:p/>
        </draw:line>
        <draw:line draw:style-name="gr2" draw:text-style-name="P2" draw:layer="layout" svg:x1="18.037cm" svg:y1="19.4cm" svg:x2="18.937cm" svg:y2="20.2cm">
          <text:p/>
        </draw:line>
        <draw:line draw:style-name="gr2" draw:text-style-name="P2" draw:layer="layout" svg:x1="17.6cm" svg:y1="21.7cm" svg:x2="18.9cm" svg:y2="22.7cm">
          <text:p/>
        </draw:line>
        <draw:custom-shape draw:style-name="gr7" draw:text-style-name="P5" draw:layer="layout" svg:width="2cm" svg:height="0.9cm" svg:x="16.2cm" svg:y="22.2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051cm" svg:height="0.955cm" svg:x="16.219cm" svg:y="22.264cm">
          <draw:text-box>
            <text:p>Весы</text:p>
          </draw:text-box>
        </draw:frame>
        <draw:line draw:style-name="gr9" draw:text-style-name="P2" draw:layer="layout" svg:x1="11.4cm" svg:y1="19.3cm" svg:x2="11.4cm" svg:y2="21.2cm">
          <text:p/>
        </draw:line>
        <draw:line draw:style-name="gr9" draw:text-style-name="P2" draw:layer="layout" svg:x1="13.4cm" svg:y1="19.3cm" svg:x2="13.4cm" svg:y2="21.2cm">
          <text:p/>
        </draw:line>
        <draw:line draw:style-name="gr9" draw:text-style-name="P2" draw:layer="layout" svg:x1="15.5cm" svg:y1="19.3cm" svg:x2="15.5cm" svg:y2="21.2cm">
          <text:p/>
        </draw:line>
        <draw:line draw:style-name="gr9" draw:text-style-name="P2" draw:layer="layout" svg:x1="11.5cm" svg:y1="21.2cm" svg:x2="15.4cm" svg:y2="21.2cm">
          <text:p/>
        </draw:line>
        <draw:line draw:style-name="gr9" draw:text-style-name="P2" draw:layer="layout" svg:x1="13.4cm" svg:y1="21.2cm" svg:x2="13.4cm" svg:y2="23.2cm">
          <text:p/>
        </draw:line>
        <draw:frame draw:style-name="gr3" draw:text-style-name="P3" draw:layer="layout" svg:width="2.1cm" svg:height="1.1cm" svg:x="16.1cm" svg:y="19cm">
          <draw:text-box>
            <text:p><text:span text:style-name="T1">Start</text:span></text:p>
          </draw:text-box>
        </draw:frame>
        <draw:frame draw:style-name="gr3" draw:text-style-name="P3" draw:layer="layout" svg:width="2.1cm" svg:height="1.1cm" svg:x="14.6cm" svg:y="21.5cm">
          <draw:text-box>
            <text:p><text:span text:style-name="T1">Vdrop</text:span></text:p>
          </draw:text-box>
        </draw:frame>
        <draw:custom-shape draw:style-name="gr10" draw:text-style-name="P1" draw:layer="layout" svg:width="3.6cm" svg:height="1.9cm" svg:x="15.8cm" svg:y="25.9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5.8cm" svg:y1="25.8cm" svg:x2="15.8cm" svg:y2="24.8cm">
          <text:p/>
        </draw:line>
        <draw:line draw:style-name="gr9" draw:text-style-name="P2" draw:layer="layout" svg:x1="19.4cm" svg:y1="25.9cm" svg:x2="19.4cm" svg:y2="24.9cm">
          <text:p/>
        </draw:line>
        <draw:frame draw:style-name="gr3" draw:text-style-name="P7" draw:layer="layout" svg:width="2.1cm" svg:height="1.1cm" svg:x="14.2cm" svg:y="25.3cm">
          <draw:text-box>
            <text:p><text:span text:style-name="T2">Бак</text:span></text:p>
          </draw:text-box>
        </draw:frame>
        <draw:line draw:style-name="gr9" draw:text-style-name="P2" draw:layer="layout" svg:x1="15.8cm" svg:y1="26.8cm" svg:x2="11.4cm" svg:y2="26.8cm">
          <text:p/>
        </draw:line>
        <draw:custom-shape draw:style-name="gr11" draw:text-style-name="P5" draw:layer="layout" svg:width="1.7cm" svg:height="1.5cm" svg:x="9.7cm" svg:y="26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9" draw:text-style-name="P2" draw:layer="layout" svg:x1="9.6cm" svg:y1="26.9cm" svg:x2="7.2cm" svg:y2="26.9cm">
          <text:p/>
        </draw:line>
        <draw:custom-shape draw:style-name="gr11" draw:text-style-name="P5" draw:layer="layout" svg:width="1.7cm" svg:height="1.5cm" svg:x="5.4cm" svg:y="26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2" draw:text-style-name="P8" draw:layer="layout" svg:width="2.5cm" svg:height="1.657cm" svg:x="5cm" svg:y="24.6cm">
          <draw:text-box>
            <text:p text:style-name="P1"><text:span text:style-name="T3">Насос</text:span></text:p>
            <text:p text:style-name="P1"><text:span text:style-name="T3">Low </text:span></text:p>
          </draw:text-box>
        </draw:frame>
        <draw:frame draw:style-name="gr13" draw:text-style-name="P9" draw:layer="layout" svg:width="2.106cm" svg:height="2.066cm" svg:x="9.494cm" svg:y="24.594cm">
          <draw:text-box>
            <text:p text:style-name="P1"><text:span text:style-name="T3">Насос</text:span></text:p>
            <text:p text:style-name="P1"><text:span text:style-name="T3">High</text:span></text:p>
          </draw:text-box>
        </draw:frame>
        <draw:line draw:style-name="gr9" draw:text-style-name="P2" draw:layer="layout" svg:x1="5.3cm" svg:y1="26.8cm" svg:x2="2.2cm" svg:y2="26.8cm">
          <text:p/>
        </draw:line>
        <draw:line draw:style-name="gr9" draw:text-style-name="P2" draw:layer="layout" svg:x1="2.2cm" svg:y1="26.8cm" svg:x2="2.2cm" svg:y2="8cm">
          <text:p/>
        </draw:line>
        <draw:custom-shape draw:style-name="gr14" draw:text-style-name="P5" draw:layer="layout" svg:width="0.7cm" svg:height="0.7cm" svg:x="10.2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7cm" svg:height="0.7cm" svg:x="5.9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.2cm" svg:y1="8cm" svg:x2="3.5cm" svg:y2="8cm">
          <text:p/>
        </draw:line>
        <draw:custom-shape draw:style-name="gr15" draw:text-style-name="P10" draw:layer="layout" svg:width="0.7cm" svg:height="0.7cm" svg:x="3.6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4.6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5.6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6.6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7.7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8.7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9.7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10.7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3.5cm" svg:y1="8cm" svg:x2="13.4cm" svg:y2="8.1cm">
          <text:p/>
        </draw:line>
        <draw:custom-shape draw:style-name="gr15" draw:text-style-name="P10" draw:layer="layout" svg:width="0.7cm" svg:height="0.7cm" svg:x="3.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4.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5.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6.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7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8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9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10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3.6cm" svg:y1="15.3cm" svg:x2="13.5cm" svg:y2="15.4cm">
          <text:p/>
        </draw:line>
        <draw:custom-shape draw:style-name="gr15" draw:text-style-name="P10" draw:layer="layout" svg:width="0.7cm" svg:height="0.7cm" svg:x="3.7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4.7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5.7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6.7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7.8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8.8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9.8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cm" svg:height="0.7cm" svg:x="10.8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3.6cm" svg:y1="23.1cm" svg:x2="13.5cm" svg:y2="23.2cm">
          <text:p/>
        </draw:line>
        <draw:line draw:style-name="gr9" draw:text-style-name="P2" draw:layer="layout" svg:x1="2.3cm" svg:y1="15.4cm" svg:x2="3.8cm" svg:y2="15.4cm">
          <text:p/>
        </draw:line>
        <draw:line draw:style-name="gr9" draw:text-style-name="P2" draw:layer="layout" svg:x1="2.3cm" svg:y1="23.2cm" svg:x2="3.7cm" svg:y2="23.2cm">
          <text:p/>
        </draw:line>
        <draw:frame draw:style-name="gr16" draw:text-style-name="P8" draw:layer="layout" svg:width="5.5cm" svg:height="2.36cm" svg:x="4.4cm" svg:y="6.24cm">
          <draw:text-box>
            <text:p text:style-name="P1"><text:span text:style-name="T3">Счетчики на первой линии</text:span></text:p>
          </draw:text-box>
        </draw:frame>
        <draw:frame draw:style-name="gr16" draw:text-style-name="P8" draw:layer="layout" svg:width="5.5cm" svg:height="2.36cm" svg:x="4.7cm" svg:y="13.5cm">
          <draw:text-box>
            <text:p text:style-name="P1"><text:span text:style-name="T3">Счетчики на второй линии</text:span></text:p>
          </draw:text-box>
        </draw:frame>
        <draw:frame draw:style-name="gr16" draw:text-style-name="P8" draw:layer="layout" svg:width="5.5cm" svg:height="2.36cm" svg:x="4.7cm" svg:y="21.2cm">
          <draw:text-box>
            <text:p text:style-name="P1"><text:span text:style-name="T3">Счетчики на третьей линии</text:span></text:p>
          </draw:text-box>
        </draw:frame>
        <draw:frame draw:style-name="gr3" draw:text-style-name="P3" draw:layer="layout" svg:width="2.1cm" svg:height="1.1cm" svg:x="18.2cm" svg:y="11.2cm">
          <draw:text-box>
            <text:p><text:span text:style-name="T1">Stop</text:span></text:p>
          </draw:text-box>
        </draw:frame>
        <draw:frame draw:style-name="gr3" draw:text-style-name="P3" draw:layer="layout" svg:width="2.1cm" svg:height="1.1cm" svg:x="18.2cm" svg:y="18.9cm">
          <draw:text-box>
            <text:p><text:span text:style-name="T1">Stop</text:span></text:p>
          </draw:text-box>
        </draw:frame>
        <draw:custom-shape draw:style-name="gr17" draw:text-style-name="P1" draw:layer="layout" svg:width="0.6cm" svg:height="0.6cm" svg:x="11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9cm" svg:y1="5.7cm" svg:x2="12.1cm" svg:y2="4.6cm">
          <text:p/>
        </draw:line>
        <draw:custom-shape draw:style-name="gr17" draw:text-style-name="P1" draw:layer="layout" svg:width="0.6cm" svg:height="0.6cm" svg:x="13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9cm" svg:y1="5.8cm" svg:x2="14.1cm" svg:y2="4.7cm">
          <text:p/>
        </draw:line>
        <draw:custom-shape draw:style-name="gr17" draw:text-style-name="P1" draw:layer="layout" svg:width="0.6cm" svg:height="0.6cm" svg:x="15.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cm" svg:y1="5.7cm" svg:x2="16.2cm" svg:y2="4.6cm">
          <text:p/>
        </draw:line>
        <draw:custom-shape draw:style-name="gr17" draw:text-style-name="P1" draw:layer="layout" svg:width="0.6cm" svg:height="0.6cm" svg:x="11.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cm" svg:height="0.6cm" svg:x="13.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9cm" svg:y1="13.2cm" svg:x2="14.1cm" svg:y2="12.1cm">
          <text:p/>
        </draw:line>
        <draw:custom-shape draw:style-name="gr17" draw:text-style-name="P1" draw:layer="layout" svg:width="0.6cm" svg:height="0.6cm" svg:x="15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cm" svg:height="0.6cm" svg:x="11.1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cm" svg:height="0.6cm" svg:x="13.1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9cm" svg:y1="20.9cm" svg:x2="14.1cm" svg:y2="19.8cm">
          <text:p/>
        </draw:line>
        <draw:custom-shape draw:style-name="gr17" draw:text-style-name="P1" draw:layer="layout" svg:width="0.6cm" svg:height="0.6cm" svg:x="15.2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cm" svg:y1="21cm" svg:x2="12.1cm" svg:y2="19.7cm">
          <text:p/>
        </draw:line>
        <draw:line draw:style-name="gr2" draw:text-style-name="P2" draw:layer="layout" svg:x1="15cm" svg:y1="20.9cm" svg:x2="16.2cm" svg:y2="19.7cm">
          <text:p/>
        </draw:line>
        <draw:line draw:style-name="gr2" draw:text-style-name="P2" draw:layer="layout" svg:x1="10.9cm" svg:y1="13.2cm" svg:x2="12cm" svg:y2="12cm">
          <text:p/>
        </draw:line>
        <draw:line draw:style-name="gr2" draw:text-style-name="P2" draw:layer="layout" svg:x1="14.9cm" svg:y1="13.1cm" svg:x2="16.2cm" svg:y2="12cm">
          <text:p/>
        </draw:line>
      </draw:page>
      <draw:page draw:name="page2" draw:style-name="dp1" draw:master-page-name="Обычный">
        <draw:custom-shape draw:style-name="gr18" draw:text-style-name="P12" xml:id="id1" draw:id="id1" draw:layer="layout" svg:width="5.9cm" svg:height="2.3cm" svg:x="8.1cm" svg:y="2.101cm">
          <text:p text:style-name="P11"><text:span text:style-name="T1">Установка счетчиков на </text:span></text:p>
          <text:p text:style-name="P11"><text:span text:style-name="T1">поверочный стенд, </text:span></text:p>
          <text:p text:style-name="P11"><text:span text:style-name="T1">контроллер связывается</text:span></text:p>
          <text:p text:style-name="P11"><text:span text:style-name="T1">по NRF 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1.05cm" svg:y1="4.401cm" svg:x2="11.052cm" svg:y2="6.379cm" draw:start-shape="id1" draw:start-glue-point="2" svg:d="M11050 4401v1240h2v738" svg:viewBox="0 0 3 1979">
          <text:p/>
        </draw:connector>
        <draw:custom-shape draw:style-name="gr20" draw:text-style-name="P12" xml:id="id2" draw:id="id2" draw:layer="layout" svg:width="5.9cm" svg:height="1.5cm" svg:x="8.1cm" svg:y="6.401cm">
          <text:p text:style-name="P11"><text:span text:style-name="T1">Тестирование счетчиков </text:span></text:p>
          <text:p text:style-name="P11"><text:span text:style-name="T1">На 3-х разных расходах 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1.05cm" svg:y1="7.901cm" svg:x2="11.052cm" svg:y2="9.841cm" draw:start-shape="id2" draw:start-glue-point="2" svg:d="M11050 7901v1221h2v719" svg:viewBox="0 0 3 1941">
          <text:p/>
        </draw:connector>
        <draw:custom-shape draw:style-name="gr18" draw:text-style-name="P12" xml:id="id3" draw:id="id3" draw:layer="layout" svg:width="5.9cm" svg:height="2.3cm" svg:x="8.1cm" svg:y="9.801cm">
          <text:p text:style-name="P11"><text:span text:style-name="T1">Вычисление и отправка </text:span></text:p>
          <text:p text:style-name="P11"><text:span text:style-name="T1">по NRF корректирующих</text:span></text:p>
          <text:p text:style-name="P11"><text:span text:style-name="T1">коэффициентов 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1.05cm" svg:y1="12.101cm" svg:x2="11.052cm" svg:y2="14.079cm" draw:start-shape="id3" draw:start-glue-point="2" svg:d="M11050 12101v1240h2v738" svg:viewBox="0 0 3 1979">
          <text:p/>
        </draw:connector>
        <draw:custom-shape draw:style-name="gr21" draw:text-style-name="P12" xml:id="id4" draw:id="id4" draw:layer="layout" svg:width="5.8cm" svg:height="1.6cm" svg:x="8.1cm" svg:y="14.001cm">
          <text:p text:style-name="P11"><text:span text:style-name="T1">Поверка счетчиков на </text:span></text:p>
          <text:p text:style-name="P11"><text:span text:style-name="T1">3-х разных расходах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1cm" svg:y1="15.601cm" svg:x2="10.995cm" svg:y2="17.849cm" draw:start-shape="id4" draw:start-glue-point="2" svg:d="M11000 15601v1375h-5v873" svg:viewBox="0 0 6 2249">
          <text:p/>
        </draw:connector>
        <draw:custom-shape draw:style-name="gr18" draw:text-style-name="P12" xml:id="id5" draw:id="id5" draw:layer="layout" svg:width="5.9cm" svg:height="2.3cm" svg:x="8.1cm" svg:y="17.801cm">
          <text:p text:style-name="P11"><text:span text:style-name="T1">Если счетчик прошел </text:span></text:p>
          <text:p text:style-name="P11"><text:span text:style-name="T1">Поверку, то </text:span></text:p>
          <text:p text:style-name="P11"><text:span text:style-name="T1">устанавливаем флаг </text:span></text:p>
          <text:p text:style-name="P11"><text:span text:style-name="T1">успешной поверки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1.05cm" svg:y1="20.101cm" svg:x2="11.052cm" svg:y2="22.079cm" draw:start-shape="id5" draw:start-glue-point="2" svg:d="M11050 20101v1240h2v738" svg:viewBox="0 0 3 1979">
          <text:p/>
        </draw:connector>
        <draw:custom-shape draw:style-name="gr18" draw:text-style-name="P12" xml:id="id6" draw:id="id6" draw:layer="layout" svg:width="5.9cm" svg:height="2.3cm" svg:x="8.1cm" svg:y="22.001cm">
          <text:p text:style-name="P11"><text:span text:style-name="T1">Снимаем счетчики с</text:span></text:p>
          <text:p text:style-name="P11"><text:span text:style-name="T1">поверочного стенда</text:span></text:p>
          <text:p text:style-name="P11"><text:span text:style-name="T1">и начинаем </text:span></text:p>
          <text:p text:style-name="P11"><text:span text:style-name="T1">процесс заново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1.05cm" svg:y1="24.301cm" svg:x2="11.05cm" svg:y2="2.101cm" draw:start-shape="id6" draw:start-glue-point="2" draw:end-shape="id1" draw:end-glue-point="0" svg:d="M11050 24301v501h-3451v-23202h3451v501" svg:viewBox="0 0 3452 232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7:38:17.848000000</meta:creation-date>
    <dc:date>2017-05-23T11:57:13.933000000</dc:date>
    <meta:editing-duration>PT37M27S</meta:editing-duration>
    <meta:editing-cycles>11</meta:editing-cycles>
    <meta:generator>LibreOffice/5.3.3.2$Windows_x86 LibreOffice_project/3d9a8b4b4e538a85e0782bd6c2d430bafe583448</meta:generator>
    <meta:document-statistic meta:object-count="153"/>
  </office:meta>
</office:document-meta>
</file>